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9000000B300550E0A5CC337AF.jpg" manifest:media-type="image/jpeg"/>
  <manifest:file-entry manifest:full-path="Pictures/10000000000000DE000000E31987A83C4941FDD8.png" manifest:media-type="image/png"/>
  <manifest:file-entry manifest:full-path="Pictures/1000000000000108000000BF5AA1C1FFCFB32B9C.jpg" manifest:media-type="image/jpeg"/>
  <manifest:file-entry manifest:full-path="Pictures/100000000000019A0000007B41B721167C8E04A9.jpg" manifest:media-type="image/jpeg"/>
  <manifest:file-entry manifest:full-path="Pictures/1000000000000113000000B7587EF605DEB62647.jpg" manifest:media-type="image/jpeg"/>
  <manifest:file-entry manifest:full-path="Pictures/100000000000010B000000BD682E873B1C5288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343cm" svg:height="15cm" svg:x="0.367cm" svg:y="0.4cm">
          <draw:image xlink:href="Pictures/100000000000019A0000007B41B721167C8E04A9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692cm" svg:height="11.806cm" svg:x="4cm" svg:y="1.594cm">
          <draw:image xlink:href="Pictures/100000000000010B000000BD682E873B1C5288D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20.928cm" svg:height="11.8cm" svg:x="2.8cm" svg:y="1.4cm">
          <draw:image xlink:href="Pictures/10000000000000DE000000E31987A83C4941FDD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5.899cm" svg:height="10.58cm" svg:x="6.2cm" svg:y="2.82cm">
          <draw:image xlink:href="Pictures/1000000000000113000000B7587EF605DEB62647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8.4cm" svg:height="13.313cm" svg:x="5cm" svg:y="0.887cm">
          <draw:image xlink:href="Pictures/1000000000000108000000BF5AA1C1FFCFB32B9C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9.978cm" svg:height="12.725cm" svg:x="3.222cm" svg:y="1.4cm">
          <draw:image xlink:href="Pictures/1000000000000119000000B300550E0A5CC337AF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1T12:27:37.874783193</meta:creation-date>
    <meta:generator>LibreOffice/6.0.7.3$Linux_X86_64 LibreOffice_project/00m0$Build-3</meta:generator>
    <dc:date>2019-08-31T12:39:57.350221014</dc:date>
    <meta:editing-duration>PT12M14S</meta:editing-duration>
    <meta:editing-cycles>9</meta:editing-cycles>
    <meta:document-statistic meta:object-count="51"/>
  </office:meta>
</office:document-meta>
</file>